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E0000040107233E73683ABC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min-height="1.528cm" fo:min-width="5.596cm"/>
    </style:style>
    <style:style style:name="gr3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textarea-horizontal-align="justify" draw:textarea-vertical-align="middle" draw:auto-grow-height="false" fo:min-height="1.367cm" fo:min-width="5.411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366cm" fo:min-width="5.4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xml:id="id2" draw:id="id2" draw:layer="layout" svg:width="6.835cm" svg:height="5.819cm" svg:x="5.561cm" svg:y="3.49cm">
          <draw:image xlink:href="Pictures/100002010000042E0000040107233E73683ABC41.png" xlink:type="simple" xlink:show="embed" xlink:actuate="onLoad">
            <text:p/>
          </draw:image>
        </draw:frame>
        <draw:custom-shape draw:style-name="gr2" draw:text-style-name="P3" xml:id="id1" draw:id="id1" draw:layer="layout" svg:width="6.096cm" svg:height="1.778cm" svg:x="0.119cm" svg:y="0.119cm">
          <text:p text:style-name="P2"><text:span text:style-name="T1">Собы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167cm" svg:y1="1.897cm" svg:x2="5.561cm" svg:y2="6.399cm" draw:start-shape="id1" draw:start-glue-point="2" draw:end-shape="id2" draw:end-glue-point="3" svg:d="M3167 1897v4502h2394" svg:viewBox="0 0 2395 4503">
          <text:p/>
        </draw:connector>
        <draw:connector draw:style-name="gr3" draw:text-style-name="P1" draw:layer="layout" svg:x1="12.396cm" svg:y1="6.399cm" svg:x2="15.451cm" svg:y2="5.13cm" draw:start-shape="id2" draw:start-glue-point="1" draw:end-shape="id3" draw:end-glue-point="2" svg:d="M12396 6399h3055v-1269" svg:viewBox="0 0 3056 1270">
          <text:p/>
        </draw:connector>
        <draw:custom-shape draw:style-name="gr4" draw:text-style-name="P4" xml:id="id3" draw:id="id3" draw:layer="layout" svg:width="5.911cm" svg:height="1.617cm" svg:x="12.496cm" svg:y="3.513cm">
          <text:p text:style-name="P2"><text:span text:style-name="T1">Решение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5.911cm" svg:height="1.616cm" svg:x="12.496cm" svg:y="0.281cm">
          <text:p text:style-name="P2"><text:span text:style-name="T1">Действие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51cm" svg:y1="3.513cm" svg:x2="15.451cm" svg:y2="1.897cm" draw:start-shape="id3" draw:start-glue-point="0" draw:end-shape="id4" draw:end-glue-point="2" svg:d="M15451 3513v-1616" svg:viewBox="0 0 1 16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16T11:42:51.757025494</dc:date>
    <meta:editing-duration>PT4M45S</meta:editing-duration>
    <meta:editing-cycles>2</meta:editing-cycles>
    <meta:document-statistic meta:object-count="7"/>
  </office:meta>
</office:document-meta>
</file>